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8cm" svg:stroke-color="#4f81bd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68686" draw:start-line-spacing-horizontal="0cm" draw:start-line-spacing-vertical="0cm" draw:end-line-spacing-horizontal="0cm" draw:end-line-spacing-vertical="0cm"/>
    </style:style>
    <style:style style:name="gr2" style:family="graphic" style:parent-style-name="standard">
      <style:graphic-properties draw:stroke="solid" svg:stroke-width="0.088cm" svg:stroke-color="#4f81bd" draw:stroke-linejoin="miter" svg:stroke-linecap="squar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68686"/>
    </style:style>
    <style:style style:name="gr3" style:family="graphic" style:parent-style-name="standard">
      <style:graphic-properties draw:stroke="dash" draw:stroke-dash="Dash_20_2" svg:stroke-width="0.088cm" svg:stroke-color="#4f81bd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68686" draw:start-line-spacing-horizontal="0cm" draw:start-line-spacing-vertical="0cm" draw:end-line-spacing-horizontal="0cm" draw:end-line-spacing-vertical="0cm"/>
    </style:style>
    <style:style style:name="gr4" style:family="graphic" style:parent-style-name="standard">
      <style:graphic-properties draw:stroke="dash" draw:stroke-dash="Dash_20_3" svg:stroke-width="0.088cm" svg:stroke-color="#4f81bd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68686" draw:start-line-spacing-horizontal="0cm" draw:start-line-spacing-vertical="0cm" draw:end-line-spacing-horizontal="0cm" draw:end-line-spacing-vertical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style:paragraph-properties fo:margin-top="0cm" fo:margin-bottom="0.353cm" fo:line-height="115%" fo:text-align="center" style:writing-mode="lr-tb"/>
    </style:style>
    <style:style style:name="P3" style:family="paragraph">
      <style:paragraph-properties fo:margin-top="0cm" fo:margin-bottom="0.353cm" fo:line-height="115%" fo:text-align="center" style:writing-mode="lr-tb"/>
      <style:text-properties fo:font-size="12pt"/>
    </style:style>
    <style:style style:name="T1" style:family="text">
      <style:text-properties style:use-window-font-color="true" style:font-name="Calibri" fo:font-size="9pt" fo:language="es" fo:country="ES" style:font-name-asian="Calibri" style:font-size-asian="9pt" style:font-name-complex="Times New Roman" style:font-size-complex="9pt" style:language-complex="ar" style:country-complex="SA"/>
    </style:style>
    <style:style style:name="T2" style:family="text">
      <style:text-properties style:use-window-font-color="true" style:font-name="Calibri" fo:font-size="9pt" fo:language="es" fo:country="EC" style:font-name-asian="Calibri" style:font-size-asian="9pt" style:font-name-complex="Times New Roman" style:font-size-complex="9pt" style:language-complex="ar" style:country-complex="SA"/>
    </style:style>
    <style:style style:name="T3" style:family="text">
      <style:text-properties style:use-window-font-color="true" style:font-name="Calibri" fo:font-size="11pt" fo:language="es" fo:country="ES" fo:font-weight="bold" style:font-name-asian="Calibri" style:font-size-asian="11pt" style:font-weight-asian="bold" style:font-name-complex="Times New Roman" style:font-size-complex="11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connector draw:style-name="gr1" draw:text-style-name="P1" draw:layer="layout" draw:type="line" svg:x1="14.419cm" svg:y1="10.169cm" svg:x2="14.423cm" svg:y2="10.647cm" svg:d="M14419 10169l4 478" svg:viewBox="0 0 5 479">
            <text:p/>
          </draw:connector>
          <draw:connector draw:style-name="gr1" draw:text-style-name="P1" draw:layer="layout" draw:type="line" svg:x1="18.644cm" svg:y1="12.205cm" svg:x2="18.647cm" svg:y2="12.683cm" svg:d="M18644 12205l3 478" svg:viewBox="0 0 4 479">
            <text:p/>
          </draw:connector>
          <draw:connector draw:style-name="gr1" draw:text-style-name="P1" draw:layer="layout" draw:type="line" svg:x1="14.416cm" svg:y1="9.203cm" svg:x2="14.419cm" svg:y2="9.681cm" svg:d="M14416 9203l3 478" svg:viewBox="0 0 4 479">
            <text:p/>
          </draw:connector>
          <draw:custom-shape draw:style-name="gr2" draw:text-style-name="P3" draw:layer="layout" svg:width="2.223cm" svg:height="1.719cm" svg:x="10.547cm" svg:y="14.658cm">
            <text:p text:style-name="P2"><text:span text:style-name="T1">Supervisor Comercial (1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" draw:text-style-name="P1" draw:layer="layout" draw:type="line" svg:x1="11.655cm" svg:y1="16.329cm" svg:x2="11.659cm" svg:y2="16.807cm" svg:d="M11655 16329l4 478" svg:viewBox="0 0 5 479">
            <text:p/>
          </draw:connector>
          <draw:connector draw:style-name="gr1" draw:text-style-name="P1" draw:layer="layout" draw:type="line" svg:x1="12.908cm" svg:y1="12.186cm" svg:x2="12.911cm" svg:y2="12.664cm" svg:d="M12908 12186l3 478" svg:viewBox="0 0 4 479">
            <text:p/>
          </draw:connector>
          <draw:g>
            <draw:connector draw:style-name="gr1" draw:text-style-name="P1" draw:layer="layout" draw:type="line" svg:x1="14.417cm" svg:y1="7.352cm" svg:x2="14.421cm" svg:y2="8.122cm" svg:d="M14417 7352l4 770" svg:viewBox="0 0 5 771">
              <text:p/>
            </draw:connector>
            <draw:custom-shape draw:style-name="gr2" draw:text-style-name="P3" draw:layer="layout" svg:width="2.7cm" svg:height="1.482cm" svg:x="13.098cm" svg:y="7.684cm">
              <text:p text:style-name="P2"><text:span text:style-name="T1">Departamento Comercia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2" draw:text-style-name="P3" draw:layer="layout" svg:width="2.163cm" svg:height="1.265cm" svg:x="9.198cm" svg:y="10.947cm">
            <text:p text:style-name="P2"><text:span text:style-name="T2">Asistente Comercia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1.743cm" svg:height="1.191cm" svg:x="10.761cm" svg:y="13.059cm">
            <text:p text:style-name="P2"><text:span text:style-name="T1">Punto Su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2.387cm" svg:height="1.355cm" svg:x="17.499cm" svg:y="12.604cm">
            <text:p text:style-name="P2"><text:span text:style-name="T1">Ejecutivo de Cuenta (1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" draw:text-style-name="P1" draw:layer="layout" draw:type="line" svg:x1="14.075cm" svg:y1="12.679cm" svg:x2="11.636cm" svg:y2="12.683cm" svg:d="M14075 12679l-2439 4" svg:viewBox="0 0 2440 5">
            <text:p/>
          </draw:connector>
          <draw:custom-shape draw:style-name="gr2" draw:text-style-name="P3" draw:layer="layout" svg:width="4.449cm" svg:height="0.819cm" svg:x="12.324cm" svg:y="9.483cm">
            <text:p text:style-name="P2"><text:span text:style-name="T1">Director Comercial Naciona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2.075cm" svg:height="1.265cm" svg:x="11.856cm" svg:y="10.951cm">
            <text:p text:style-name="P2"><text:span text:style-name="T2">Comercial GY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2.424cm" svg:height="1.265cm" svg:x="17.462cm" svg:y="10.945cm">
            <text:p text:style-name="P2"><text:span text:style-name="T2">Corporativo Brok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2.075cm" svg:height="1.265cm" svg:x="15.082cm" svg:y="10.945cm">
            <text:p text:style-name="P2"><text:span text:style-name="T2">Comercial UI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" draw:text-style-name="P1" draw:layer="layout" draw:type="line" svg:x1="16.097cm" svg:y1="12.205cm" svg:x2="16.1cm" svg:y2="12.683cm" svg:d="M16097 12205l3 478" svg:viewBox="0 0 4 479">
            <text:p/>
          </draw:connector>
          <draw:custom-shape draw:style-name="gr2" draw:text-style-name="P3" draw:layer="layout" svg:width="2.073cm" svg:height="1.791cm" svg:x="15.084cm" svg:y="12.604cm">
            <text:p text:style-name="P2"><text:span text:style-name="T1">Ejecutivo Comercial (1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1.604cm" svg:height="1.202cm" svg:x="13.206cm" svg:y="13.048cm">
            <text:p text:style-name="P2"><text:span text:style-name="T1">Punto Nor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" draw:text-style-name="P1" draw:layer="layout" draw:type="line" svg:x1="11.655cm" svg:y1="14.218cm" svg:x2="11.659cm" svg:y2="14.696cm" svg:d="M11655 14218l4 478" svg:viewBox="0 0 5 479">
            <text:p/>
          </draw:connector>
          <draw:connector draw:style-name="gr1" draw:text-style-name="P1" draw:layer="layout" draw:type="line" svg:x1="11.655cm" svg:y1="12.642cm" svg:x2="11.659cm" svg:y2="13.043cm" svg:d="M11655 12642l4 401" svg:viewBox="0 0 5 402">
            <text:p/>
          </draw:connector>
          <draw:custom-shape draw:style-name="gr2" draw:text-style-name="P3" draw:layer="layout" svg:width="2.223cm" svg:height="1.719cm" svg:x="10.544cm" svg:y="16.809cm">
            <text:p text:style-name="P2"><text:span text:style-name="T1">Ejecutivo Comercial (5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2.223cm" svg:height="1.719cm" svg:x="12.966cm" svg:y="14.646cm">
            <text:p text:style-name="P2"><text:span text:style-name="T1">Supervisor Comercial (1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" draw:text-style-name="P1" draw:layer="layout" draw:type="line" svg:x1="14.073cm" svg:y1="16.317cm" svg:x2="14.077cm" svg:y2="16.795cm" svg:d="M14073 16317l4 478" svg:viewBox="0 0 5 479">
            <text:p/>
          </draw:connector>
          <draw:connector draw:style-name="gr1" draw:text-style-name="P1" draw:layer="layout" draw:type="line" svg:x1="14.073cm" svg:y1="14.205cm" svg:x2="14.077cm" svg:y2="14.683cm" svg:d="M14073 14205l4 478" svg:viewBox="0 0 5 479">
            <text:p/>
          </draw:connector>
          <draw:connector draw:style-name="gr1" draw:text-style-name="P1" draw:layer="layout" draw:type="line" svg:x1="14.073cm" svg:y1="12.653cm" svg:x2="14.077cm" svg:y2="13.053cm" svg:d="M14073 12653l4 400" svg:viewBox="0 0 5 401">
            <text:p/>
          </draw:connector>
          <draw:custom-shape draw:style-name="gr2" draw:text-style-name="P3" draw:layer="layout" svg:width="2.223cm" svg:height="1.719cm" svg:x="12.962cm" svg:y="16.796cm">
            <text:p text:style-name="P2"><text:span text:style-name="T1">Ejecutivo Comercial (5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" draw:text-style-name="P1" draw:layer="layout" draw:type="line" svg:x1="18.668cm" svg:y1="10.653cm" svg:x2="10.279cm" svg:y2="10.656cm" svg:d="M18668 10653l-8389 3" svg:viewBox="0 0 8390 4">
            <text:p/>
          </draw:connector>
          <draw:connector draw:style-name="gr1" draw:text-style-name="P1" draw:layer="layout" draw:type="line" svg:x1="18.644cm" svg:y1="10.624cm" svg:x2="18.651cm" svg:y2="10.916cm" svg:d="M18644 10624l7 292" svg:viewBox="0 0 8 293">
            <text:p/>
          </draw:connector>
          <draw:connector draw:style-name="gr1" draw:text-style-name="P1" draw:layer="layout" draw:type="line" svg:x1="16.114cm" svg:y1="10.619cm" svg:x2="16.121cm" svg:y2="10.91cm" svg:d="M16114 10619l7 291" svg:viewBox="0 0 8 292">
            <text:p/>
          </draw:connector>
          <draw:connector draw:style-name="gr1" draw:text-style-name="P1" draw:layer="layout" draw:type="line" svg:x1="12.902cm" svg:y1="10.63cm" svg:x2="12.909cm" svg:y2="10.921cm" svg:d="M12902 10630l7 291" svg:viewBox="0 0 8 292">
            <text:p/>
          </draw:connector>
          <draw:connector draw:style-name="gr3" draw:text-style-name="P1" draw:layer="layout" draw:type="line" svg:x1="10.251cm" svg:y1="10.614cm" svg:x2="10.258cm" svg:y2="10.905cm" svg:d="M10251 10614l7 291" svg:viewBox="0 0 8 292">
            <text:p/>
          </draw:connector>
          <draw:connector draw:style-name="gr4" draw:text-style-name="P1" draw:layer="layout" draw:type="line" svg:x1="11.855cm" svg:y1="11.596cm" svg:x2="11.357cm" svg:y2="11.6cm" svg:d="M11855 11596l-498 4" svg:viewBox="0 0 499 5">
            <text:p/>
          </draw:connector>
        </draw:g>
        <draw:g xml:id="id1" draw:id="id1">
          <draw:connector draw:style-name="gr1" draw:text-style-name="P1" draw:layer="layout" draw:type="line" svg:x1="21.466cm" svg:y1="7.282cm" svg:x2="21.469cm" svg:y2="8.051cm" svg:d="M21466 7282l3 769" svg:viewBox="0 0 4 770">
            <text:p/>
          </draw:connector>
          <draw:custom-shape draw:style-name="gr2" draw:text-style-name="P3" draw:layer="layout" svg:width="2.752cm" svg:height="1.482cm" svg:x="20.14cm" svg:y="7.636cm">
            <text:p text:style-name="P2"><text:span text:style-name="T1">Departamento <text:s/>Contab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2.726cm" svg:height="1.318cm" svg:x="20.166cm" svg:y="9.859cm">
            <text:p text:style-name="P2"><text:span text:style-name="T1">Contador General (1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2.567cm" svg:height="1.324cm" svg:x="20.291cm" svg:y="11.93cm">
            <text:p text:style-name="P2"><text:span text:style-name="T1">Auxiliares Contables (2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" draw:text-style-name="P1" draw:layer="layout" draw:type="line" svg:x1="21.514cm" svg:y1="9.118cm" svg:x2="21.517cm" svg:y2="9.859cm" svg:d="M21514 9118l3 741" svg:viewBox="0 0 4 742">
            <text:p/>
          </draw:connector>
          <draw:connector draw:style-name="gr1" draw:text-style-name="P1" draw:layer="layout" draw:type="line" svg:x1="21.501cm" svg:y1="11.184cm" svg:x2="21.505cm" svg:y2="11.924cm" svg:d="M21501 11184l4 740" svg:viewBox="0 0 5 741">
            <text:p/>
          </draw:connector>
        </draw:g>
        <draw:connector draw:style-name="gr1" draw:text-style-name="P1" draw:layer="layout" draw:type="line" svg:x1="16.287cm" svg:y1="5.788cm" svg:x2="15.754cm" svg:y2="5.785cm" svg:d="M16287 5788l-533-3" svg:viewBox="0 0 534 4">
          <text:p/>
        </draw:connector>
        <draw:connector draw:style-name="gr1" draw:text-style-name="P1" draw:layer="layout" draw:type="line" svg:x1="21.516cm" svg:y1="7.282cm" svg:x2="2.111cm" svg:y2="7.262cm" draw:start-shape="id1" draw:start-glue-point="0" svg:d="M21516 7282l-19405-20" svg:viewBox="0 0 19406 21">
          <text:p/>
        </draw:connector>
        <draw:custom-shape draw:style-name="gr2" draw:text-style-name="P3" draw:layer="layout" svg:width="4.186cm" svg:height="0.999cm" svg:x="11.649cm" svg:y="3.364cm">
          <text:p text:style-name="P2"><text:span text:style-name="T3">Director Ejecutiv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3.56cm" svg:y1="4.361cm" svg:x2="13.563cm" svg:y2="5.261cm" svg:d="M13560 4361l3 900" svg:viewBox="0 0 4 901">
          <text:p/>
        </draw:connector>
        <draw:connector draw:style-name="gr1" draw:text-style-name="P1" draw:layer="layout" draw:type="line" svg:x1="13.558cm" svg:y1="6.285cm" svg:x2="13.562cm" svg:y2="7.305cm" svg:d="M13558 6285l4 1020" svg:viewBox="0 0 5 1021">
          <text:p/>
        </draw:connector>
        <draw:custom-shape draw:style-name="gr2" draw:text-style-name="P3" draw:layer="layout" svg:width="4.186cm" svg:height="0.999cm" svg:x="11.649cm" svg:y="5.277cm">
          <text:p text:style-name="P2"><text:span text:style-name="T3">Gerente Gener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128cm" svg:height="0.803cm" svg:x="2.003cm" svg:y="4.673cm">
          <text:p text:style-name="P2"><text:span text:style-name="T1">Auxiliar de Limpieza 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135cm" svg:height="0.817cm" svg:x="2.04cm" svg:y="6.086cm">
          <text:p text:style-name="P2"><text:span text:style-name="T2">Mensajero 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127cm" svg:height="0.775cm" svg:x="6.855cm" svg:y="5.372cm">
          <text:p text:style-name="P2"><text:span text:style-name="T1">Asistente Gerencia 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1.648cm" svg:y1="5.753cm" svg:x2="11.029cm" svg:y2="5.756cm" svg:d="M11648 5753l-619 3" svg:viewBox="0 0 620 4">
          <text:p/>
        </draw:connector>
        <draw:connector draw:style-name="gr1" draw:text-style-name="P1" draw:layer="layout" draw:type="line" svg:x1="6.49cm" svg:y1="5.023cm" svg:x2="6.495cm" svg:y2="6.534cm" svg:d="M6490 5023l5 1511" svg:viewBox="0 0 6 1512">
          <text:p/>
        </draw:connector>
        <draw:connector draw:style-name="gr1" draw:text-style-name="P1" draw:layer="layout" draw:type="line" svg:x1="6.488cm" svg:y1="6.499cm" svg:x2="6.164cm" svg:y2="6.502cm" svg:d="M6488 6499l-324 3" svg:viewBox="0 0 325 4">
          <text:p/>
        </draw:connector>
        <draw:connector draw:style-name="gr1" draw:text-style-name="P1" draw:layer="layout" draw:type="line" svg:x1="6.841cm" svg:y1="5.742cm" svg:x2="6.515cm" svg:y2="5.739cm" svg:d="M6841 5742l-326-3" svg:viewBox="0 0 327 4">
          <text:p/>
        </draw:connector>
        <draw:connector draw:style-name="gr1" draw:text-style-name="P1" draw:layer="layout" draw:type="line" svg:x1="6.488cm" svg:y1="5.044cm" svg:x2="6.164cm" svg:y2="5.04cm" svg:d="M6488 5044l-324-4" svg:viewBox="0 0 325 5">
          <text:p/>
        </draw:connector>
        <draw:custom-shape draw:style-name="gr2" draw:text-style-name="P3" draw:layer="layout" svg:width="4.128cm" svg:height="0.775cm" svg:x="16.209cm" svg:y="5.393cm">
          <text:p text:style-name="P2"><text:span text:style-name="T1">Auditor Interno 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0.688cm" svg:y1="5.742cm" svg:x2="20.361cm" svg:y2="5.739cm" svg:d="M20688 5742l-327-3" svg:viewBox="0 0 328 4">
          <text:p/>
        </draw:connector>
        <draw:custom-shape draw:style-name="gr2" draw:text-style-name="P3" draw:layer="layout" svg:width="5.01cm" svg:height="0.775cm" svg:x="20.749cm" svg:y="5.381cm">
          <text:p text:style-name="P2"><text:span text:style-name="T1">Auditor Interno Junior 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8.19cm" svg:height="0.962cm" svg:x="2cm" svg:y="1.7cm">
          <draw:text-box>
            <text:p>ACTORES CONTRATOS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2" draw:display-name="Dash 2" draw:style="rect" draw:dots1="1" draw:dots1-length="0.088cm" draw:dots2="1" draw:dots2-length="0.352cm" draw:distance="0.264cm"/>
    <draw:stroke-dash draw:name="Dash_20_3" draw:display-name="Dash 3" draw:style="rect" draw:dots1="1" draw:dots1-length="0.088cm" draw:distance="0.08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5:13:54.109814165</meta:creation-date>
    <dc:date>2015-07-02T15:24:46.866860595</dc:date>
    <meta:editing-duration>PT3M20S</meta:editing-duration>
    <meta:editing-cycles>2</meta:editing-cycles>
    <meta:generator>LibreOffice/4.2.8.2$Linux_X86_64 LibreOffice_project/420m0$Build-2</meta:generator>
    <meta:print-date>2015-07-02T15:23:59.156520177</meta:print-date>
    <meta:document-statistic meta:object-count="60"/>
  </office:meta>
</office:document-meta>
</file>